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23094"/>
    </style:style>
    <style:style style:name="P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34efc"/>
    </style:style>
    <style:style style:name="P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541c8"/>
    </style:style>
    <style:style style:name="P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58e50"/>
    </style:style>
    <style:style style:name="P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06ff8d" officeooo:paragraph-rsid="0006ff8d"/>
    </style:style>
    <style:style style:name="P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6ff8d"/>
    </style:style>
    <style:style style:name="P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816b6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8a847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95949"/>
    </style:style>
    <style:style style:name="P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0ac824" officeooo:paragraph-rsid="000ac824"/>
    </style:style>
    <style:style style:name="P1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ac824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b1ff1"/>
    </style:style>
    <style:style style:name="P1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c83df"/>
    </style:style>
    <style:style style:name="P1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d5ad2"/>
    </style:style>
    <style:style style:name="P1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f064d"/>
    </style:style>
    <style:style style:name="P1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0f0668" officeooo:paragraph-rsid="000f0668"/>
    </style:style>
    <style:style style:name="P1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f0668"/>
    </style:style>
    <style:style style:name="P19" style:family="paragraph" style:parent-style-name="Standard">
      <style:text-properties officeooo:rsid="000f8136" officeooo:paragraph-rsid="000f8136"/>
    </style:style>
    <style:style style:name="P20" style:family="paragraph" style:parent-style-name="Standard">
      <style:text-properties officeooo:paragraph-rsid="000f8136"/>
    </style:style>
    <style:style style:name="P21" style:family="paragraph" style:parent-style-name="Standard">
      <style:text-properties officeooo:rsid="000f97cd" officeooo:paragraph-rsid="000f97cd"/>
    </style:style>
    <style:style style:name="P22" style:family="paragraph" style:parent-style-name="Standard">
      <style:text-properties officeooo:paragraph-rsid="000f97cd"/>
    </style:style>
    <style:style style:name="P23" style:family="paragraph" style:parent-style-name="Standard">
      <style:text-properties officeooo:paragraph-rsid="001126fe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officeooo:paragraph-rsid="001287e9"/>
    </style:style>
    <style:style style:name="P25" style:family="paragraph" style:parent-style-name="Standard">
      <style:paragraph-properties fo:background-color="#ffffff">
        <style:background-image/>
      </style:paragraph-properties>
      <style:text-properties officeooo:paragraph-rsid="0013604e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officeooo:rsid="001126fe" officeooo:paragraph-rsid="001126fe" fo:background-color="#00cc33"/>
    </style:style>
    <style:style style:name="P27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officeooo:rsid="0013604e" officeooo:paragraph-rsid="0013604e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officeooo:paragraph-rsid="0013604e" fo:background-color="#ffffff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officeooo:paragraph-rsid="001414e9"/>
    </style:style>
    <style:style style:name="P30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officeooo:paragraph-rsid="0013604e" fo:background-color="#00ff66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officeooo:paragraph-rsid="0013604e" fo:background-color="#00cc33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officeooo:paragraph-rsid="0013604e" fo:background-color="#ffffff"/>
    </style:style>
    <style:style style:name="P33" style:family="paragraph" style:parent-style-name="Preformatted_20_Text">
      <style:paragraph-properties fo:background-color="#ffff00">
        <style:background-image/>
      </style:paragraph-properties>
      <style:text-properties fo:color="#000000" style:font-name="DejaVu Sans Mono" fo:font-size="9pt" officeooo:rsid="000f97cd" officeooo:paragraph-rsid="000f97cd"/>
    </style:style>
    <style:style style:name="P34" style:family="paragraph" style:parent-style-name="Standard">
      <style:text-properties fo:color="#000000" style:font-name="DejaVu Sans Mono" fo:font-size="9pt" officeooo:rsid="000f8136" officeooo:paragraph-rsid="000f8136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officeooo:rsid="0013604e" officeooo:paragraph-rsid="0013604e" fo:background-color="#ffffff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fo:background-color="#00cc33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officeooo:rsid="0013604e" officeooo:paragraph-rsid="0013604e" fo:background-color="#00cc33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fo:background-color="#00ff66"/>
    </style:style>
    <style:style style:name="P3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fo:background-color="#ffffff"/>
    </style:style>
    <style:style style:name="P4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fo:background-color="#00cc33"/>
    </style:style>
    <style:style style:name="P4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fo:background-color="#00ff66"/>
    </style:style>
    <style:style style:name="T1" style:family="text">
      <style:text-properties officeooo:rsid="0000eec3"/>
    </style:style>
    <style:style style:name="T2" style:family="text">
      <style:text-properties officeooo:rsid="00023094"/>
    </style:style>
    <style:style style:name="T3" style:family="text">
      <style:text-properties officeooo:rsid="00034efc"/>
    </style:style>
    <style:style style:name="T4" style:family="text">
      <style:text-properties officeooo:rsid="000541c8"/>
    </style:style>
    <style:style style:name="T5" style:family="text">
      <style:text-properties officeooo:rsid="00058e50"/>
    </style:style>
    <style:style style:name="T6" style:family="text">
      <style:text-properties officeooo:rsid="0006ff8d"/>
    </style:style>
    <style:style style:name="T7" style:family="text">
      <style:text-properties officeooo:rsid="000816b6"/>
    </style:style>
    <style:style style:name="T8" style:family="text">
      <style:text-properties officeooo:rsid="0008a847"/>
    </style:style>
    <style:style style:name="T9" style:family="text">
      <style:text-properties officeooo:rsid="00095949"/>
    </style:style>
    <style:style style:name="T10" style:family="text">
      <style:text-properties officeooo:rsid="000ac824"/>
    </style:style>
    <style:style style:name="T11" style:family="text">
      <style:text-properties officeooo:rsid="000b1ff1"/>
    </style:style>
    <style:style style:name="T12" style:family="text">
      <style:text-properties officeooo:rsid="000c83df"/>
    </style:style>
    <style:style style:name="T13" style:family="text">
      <style:text-properties officeooo:rsid="000d5ad2"/>
    </style:style>
    <style:style style:name="T14" style:family="text">
      <style:text-properties officeooo:rsid="000f064d"/>
    </style:style>
    <style:style style:name="T15" style:family="text">
      <style:text-properties officeooo:rsid="000f0668"/>
    </style:style>
    <style:style style:name="T16" style:family="text">
      <style:text-properties officeooo:rsid="000f8136"/>
    </style:style>
    <style:style style:name="T17" style:family="text">
      <style:text-properties fo:color="#000000" style:font-name="DejaVu Sans Mono" fo:font-size="9pt"/>
    </style:style>
    <style:style style:name="T18" style:family="text">
      <style:text-properties fo:color="#000000" style:font-name="DejaVu Sans Mono" fo:font-size="9pt" officeooo:rsid="000f8136"/>
    </style:style>
    <style:style style:name="T19" style:family="text">
      <style:text-properties fo:color="#000000" style:font-name="DejaVu Sans Mono" fo:font-size="9pt" officeooo:rsid="001126fe"/>
    </style:style>
    <style:style style:name="T20" style:family="text">
      <style:text-properties fo:color="#000000" style:font-name="DejaVu Sans Mono" fo:font-size="9pt" officeooo:rsid="0013604e"/>
    </style:style>
    <style:style style:name="T21" style:family="text">
      <style:text-properties fo:color="#000000" style:font-name="DejaVu Sans Mono" fo:font-size="9pt" officeooo:rsid="0014d5b1"/>
    </style:style>
    <style:style style:name="T22" style:family="text">
      <style:text-properties officeooo:rsid="000f97cd"/>
    </style:style>
    <style:style style:name="T23" style:family="text">
      <style:text-properties officeooo:rsid="001126fe"/>
    </style:style>
    <style:style style:name="T24" style:family="text">
      <style:text-properties officeooo:rsid="001287e9"/>
    </style:style>
    <style:style style:name="T25" style:family="text">
      <style:text-properties officeooo:rsid="0013604e"/>
    </style:style>
    <style:style style:name="T26" style:family="text">
      <style:text-properties fo:background-color="#ffffff" loext:char-shading-value="0"/>
    </style:style>
    <style:style style:name="T27" style:family="text">
      <style:text-properties officeooo:rsid="001414e9" fo:background-color="#ffffff" loext:char-shading-value="0"/>
    </style:style>
    <style:style style:name="T28" style:family="text">
      <style:text-properties officeooo:rsid="0016ad4b"/>
    </style:style>
    <style:style style:name="T29" style:family="text">
      <style:text-properties officeooo:rsid="00188c28"/>
    </style:style>
    <style:style style:name="T30" style:family="text">
      <style:text-properties officeooo:rsid="001b1483"/>
    </style:style>
    <style:style style:name="T31" style:family="text">
      <style:text-properties officeooo:rsid="001d0a09"/>
    </style:style>
    <style:style style:name="T32" style:family="text">
      <style:text-properties officeooo:rsid="001e87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5</text:span>#owner_is_tenant = true</text:p>
      <text:p text:style-name="P1"><text:span text:style-name="T2">42</text:span>#admin_role = admin</text:p>
      <text:p text:style-name="P2"><text:span text:style-name="T2">61</text:span>#allow_anonymous_access = false</text:p>
      <text:p text:style-name="P2"><text:span text:style-name="T2">79#</text:span>max_request_id_length = 64</text:p>
      <text:p text:style-name="P2"><text:span text:style-name="T2">100</text:span>#public_endpoint = &lt;None&gt;</text:p>
      <text:p text:style-name="P2"><text:span text:style-name="T2">124</text:span>#allow_additional_image_properties = true</text:p>
      <text:p text:style-name="P2"><text:span text:style-name="T2">136</text:span>#image_member_quota = 128</text:p>
      <text:p text:style-name="P2"><text:span text:style-name="T2">151</text:span>#image_property_quota = 128</text:p>
      <text:p text:style-name="P2"><text:span text:style-name="T2">162</text:span>#image_tag_quota = 128</text:p>
      <text:p text:style-name="P3"><text:span text:style-name="T3">173</text:span>#image_location_quota = 10</text:p>
      <text:p text:style-name="P3"><text:span text:style-name="T3">208</text:span>#data_api = glance.db.sqlalchemy.api</text:p>
      <text:p text:style-name="P3"><text:span text:style-name="T3">235</text:span>#limit_param_default = 25</text:p>
      <text:p text:style-name="P3"><text:span text:style-name="T3">260</text:span>#api_limit_max = 1000</text:p>
      <text:p text:style-name="P3"><text:span text:style-name="T3">292</text:span>#show_image_direct_url = false</text:p>
      <text:p text:style-name="P3"><text:span text:style-name="T3">327</text:span>#show_multiple_locations = false <text:s text:c="3"/><text:span text:style-name="T3">(</text:span>deprecated<text:span text:style-name="T3">)</text:span></text:p>
      <text:p text:style-name="P3"><text:span text:style-name="T3">353</text:span>#image_size_cap = 1099511627776</text:p>
      <text:p text:style-name="P4"><text:span text:style-name="T4">377</text:span>#user_storage_quota = 0</text:p>
      <text:p text:style-name="P4"><text:span text:style-name="T4">411</text:span>#enable_v1_api = true</text:p>
      <text:p text:style-name="P4"><text:span text:style-name="T4">441</text:span>#enable_v2_api = true</text:p>
      <text:p text:style-name="P4"><text:span text:style-name="T4">464</text:span>#enable_v1_registry = true</text:p>
      <text:p text:style-name="P4"><text:span text:style-name="T4">490</text:span>#enable_v2_registry = true</text:p>
      <text:p text:style-name="P4"><text:span text:style-name="T4">508</text:span>#pydev_worker_debug_host = localhost</text:p>
      <text:p text:style-name="P4"><text:span text:style-name="T4">526</text:span>#pydev_worker_debug_port = 5678</text:p>
      <text:p text:style-name="P4"><text:span text:style-name="T4">544</text:span>#metadata_encryption_key = &lt;None&gt;</text:p>
      <text:p text:style-name="P4"><text:span text:style-name="T4">570</text:span>#digest_algorithm = sha256</text:p>
      <text:p text:style-name="P4"><text:span text:style-name="T4">597</text:span>#location_strategy = location_order</text:p>
      <text:p text:style-name="P5"><text:span text:style-name="T5">623</text:span>#property_protection_file = &lt;None&gt;</text:p>
      <text:p text:style-name="P5"><text:span text:style-name="T5">650</text:span>#property_protection_rule_format = roles</text:p>
      <text:p text:style-name="P5"><text:span text:style-name="T5">671</text:span>#allowed_rpc_exception_modules = glance.common.exception,builtins,exceptions</text:p>
      <text:p text:style-name="P7"><text:span text:style-name="T6">691</text:span>#bind_host = 0.0.0.0</text:p>
      <text:p text:style-name="P6"><text:soft-page-break/></text:p>
      <text:p text:style-name="P8"><text:span text:style-name="T7">710</text:span>#bind_port = &lt;None&gt;</text:p>
      <text:p text:style-name="P8"><text:span text:style-name="T7">734</text:span>#workers = &lt;None&gt;</text:p>
      <text:p text:style-name="P9"><text:span text:style-name="T8">759</text:span>#max_header_line = 16384</text:p>
      <text:p text:style-name="P10"><text:span text:style-name="T9">783</text:span>#http_keepalive = true</text:p>
      <text:p text:style-name="P12"><text:span text:style-name="T10">803</text:span>#client_socket_timeout = 900</text:p>
      <text:p text:style-name="P11">823<text:span text:style-name="T2">#backlog = 4096</text:span></text:p>
      <text:p text:style-name="P12"><text:span text:style-name="T10">844</text:span>#tcp_keepidle = 600</text:p>
      <text:p text:style-name="P12"><text:span text:style-name="T10">864</text:span>#ca_file = /etc/ssl/cafile</text:p>
      <text:p text:style-name="P12"><text:span text:style-name="T10">886</text:span>#cert_file = /etc/ssl/certs</text:p>
      <text:p text:style-name="P13"><text:span text:style-name="T11">902</text:span>#key_file = /etc/ssl/key/key-file.pem</text:p>
      <text:p text:style-name="P13"><text:span text:style-name="T11">910</text:span>#secure_proxy_ssl_header = &lt;None&gt; <text:s text:c="2"/><text:span text:style-name="T11">(</text:span>DEPRECATED<text:span text:style-name="T11">)</text:span></text:p>
      <text:p text:style-name="P14"><text:span text:style-name="T12">929</text:span>#image_cache_sqlite_db = cache.db</text:p>
      <text:p text:style-name="P15"><text:span text:style-name="T13">962</text:span>#image_cache_driver = sqlite</text:p>
      <text:p text:style-name="P15"><text:span text:style-name="T13">990</text:span>#image_cache_max_size = 10737418240</text:p>
      <text:p text:style-name="P16"><text:span text:style-name="T14">1015</text:span>#image_cache_stall_time = 86400</text:p>
      <text:p text:style-name="P16"><text:span text:style-name="T14">1048</text:span>#image_cache_dir = &lt;None&gt;</text:p>
      <text:p text:style-name="P16"><text:span text:style-name="T14">1064</text:span>#default_publisher_id = image.localhost</text:p>
      <text:p text:style-name="P16"><text:span text:style-name="T14">1095</text:span>#disabled_notifications =</text:p>
      <text:p text:style-name="P16"><text:span text:style-name="T14">1107</text:span>#registry_host = 0.0.0.0</text:p>
      <text:p text:style-name="P16"><text:span text:style-name="T14">1121</text:span>#registry_port = 9191</text:p>
      <text:p text:style-name="P16"><text:span text:style-name="T14">1222</text:span>#registry_client_protocol = http</text:p>
      <text:p text:style-name="P16"><text:span text:style-name="T14">1243</text:span>#registry_client_key_file = /etc/ssl/key/key-file.pem</text:p>
      <text:p text:style-name="P18"><text:span text:style-name="T15">1265</text:span>#registry_client_cert_file = /etc/ssl/certs/file.crt</text:p>
      <text:p text:style-name="P18"><text:span text:style-name="T15">1289</text:span>#registry_client_ca_file = /etc/ssl/cafile/file.ca</text:p>
      <text:p text:style-name="P18"><text:span text:style-name="T15">1313</text:span>#registry_client_insecure = false</text:p>
      <text:p text:style-name="P18"><text:span text:style-name="T15">1333</text:span>#registry_client_timeout = 600</text:p>
      <text:p text:style-name="P18"><text:span text:style-name="T15">1366</text:span>#send_identity_headers = false</text:p>
      <text:p text:style-name="P18"><text:span text:style-name="T15">1390</text:span>#scrub_time = 0</text:p>
      <text:p text:style-name="P18"><text:span text:style-name="T15">1410</text:span>#scrub_pool_size = 1</text:p>
      <text:p text:style-name="P17"><text:soft-page-break/></text:p>
      <text:p text:style-name="P18"><text:span text:style-name="T15">1440</text:span>#delayed_delete = false</text:p>
      <text:p text:style-name="P18"><text:span text:style-name="T15">1449</text:span>#debug = false</text:p>
      <text:p text:style-name="P18"><text:span text:style-name="T15">1455</text:span>#verbose = true <text:s text:c="3"/><text:span text:style-name="T15">(</text:span>DEPRECATED<text:span text:style-name="T15">)</text:span></text:p>
      <text:p text:style-name="P20"><text:span text:style-name="T18">1465</text:span><text:span text:style-name="T17">#log_config_append = &lt;None&gt;</text:span></text:p>
      <text:p text:style-name="P19"/>
      <text:p text:style-name="P20"><text:span text:style-name="T16">1470</text:span><text:span text:style-name="T17">#log_date_format = %Y-%m-%d %H:%M:%S</text:span></text:p>
      <text:p text:style-name="P19"/>
      <text:p text:style-name="P20"><text:span text:style-name="T18">1476</text:span><text:span text:style-name="T17">#log_file = &lt;None&gt;</text:span></text:p>
      <text:p text:style-name="P34"/>
      <text:p text:style-name="P20"><text:span text:style-name="T16">1481</text:span><text:span text:style-name="T17">#log_dir = &lt;None&gt;</text:span></text:p>
      <text:p text:style-name="P19"/>
      <text:p text:style-name="P20"><text:span text:style-name="T16">1488</text:span><text:span text:style-name="T17">#watch_log_file = false</text:span></text:p>
      <text:p text:style-name="P19"/>
      <text:p text:style-name="P20"><text:span text:style-name="T16">1493</text:span><text:span text:style-name="T17">#use_syslog = false</text:span></text:p>
      <text:p text:style-name="P20"><text:span text:style-name="T16">1497</text:span><text:span text:style-name="T17">#syslog_log_facility = LOG_USER</text:span></text:p>
      <text:p text:style-name="P20"><text:span text:style-name="T16">1501</text:span><text:span text:style-name="T17">#use_stderr = true</text:span></text:p>
      <text:p text:style-name="P20"><text:span text:style-name="T16">1504</text:span><text:span text:style-name="T17">#logging_context_format_string = %(asctime)s.%(msecs)03d %(process)d %(levelname)s %(name)s [%(request_id)s %(user_identity)s] %(instance)s%(message)s</text:span></text:p>
      <text:p text:style-name="P20"><text:span text:style-name="T16">1508</text:span><text:span text:style-name="T17">#logging_default_format_string = %(asctime)s.%(msecs)03d %(process)d %(levelname)s %(name)s [-] %(instance)s%(message)s</text:span></text:p>
      <text:p text:style-name="P20"><text:span text:style-name="T16">1512</text:span><text:span text:style-name="T17">#logging_debug_format_suffix = %(funcName)s %(pathname)s:%(lineno)d</text:span></text:p>
      <text:p text:style-name="P20"><text:span text:style-name="T16">1515</text:span><text:span text:style-name="T17">#logging_exception_prefix = %(asctime)s.%(msecs)03d %(process)d ERROR %(name)s %(instance)s</text:span></text:p>
      <text:p text:style-name="P20"><text:span text:style-name="T16">1519</text:span><text:span text:style-name="T17">#logging_user_identity_format = %(user)s %(tenant)s %(domain)s %(user_domain)s %(project_domain)s</text:span></text:p>
      <text:p text:style-name="P20"><text:span text:style-name="T16">1523</text:span><text:span text:style-name="T17">#default_log_levels = amqp=WARN,amqplib=WARN,boto=WARN,qpid=WARN,sqlalchemy=WARN,suds=INFO,oslo.messaging=INFO,iso8601=WARN,requests.packages.urllib3.connectionpool=WARN,urllib3.connectionpool=WARN,websocket=WARN,requests.packages.urllib3.util.retry=WARN,urllib3.util.retry=WARN,keystonemiddleware=WARN,routes.middleware=WARN,stevedore=WARN,taskflow=WARN,keystoneauth=WARN,oslo.cache=INFO,dogpile.core.dogpile=INFO</text:span></text:p>
      <text:p text:style-name="P22"><text:span text:style-name="T22">1526</text:span><text:span text:style-name="T17">#publish_errors = false</text:span></text:p>
      <text:p text:style-name="P22"><text:span text:style-name="T22">1529</text:span><text:span text:style-name="T17">#instance_format = "[instance: %(uuid)s] </text:span></text:p>
      <text:p text:style-name="P22"><text:span text:style-name="T22">1533</text:span><text:span text:style-name="T17">#instance_uuid_format = "[instance: %(uuid)s] </text:span></text:p>
      <text:p text:style-name="P33"># From oslo.messaging</text:p>
      <text:p text:style-name="P21"/>
      <text:p text:style-name="P22"><text:span text:style-name="T22">1544</text:span><text:span text:style-name="T17">#rpc_conn_pool_size = 30</text:span></text:p>
      <text:p text:style-name="P22"><text:span text:style-name="T22">1547</text:span><text:span text:style-name="T17">#conn_pool_min_size = 2</text:span></text:p>
      <text:p text:style-name="P22"><text:span text:style-name="T22">1550</text:span><text:span text:style-name="T17">#conn_pool_ttl = 1200</text:span></text:p>
      <text:p text:style-name="P22"><text:span text:style-name="T22">1555</text:span><text:span text:style-name="T17">#rpc_zmq_bind_address = *</text:span></text:p>
      <text:p text:style-name="P22"><text:span text:style-name="T22">1560</text:span><text:span text:style-name="T17">#rpc_zmq_matchmaker = redis</text:span></text:p>
      <text:p text:style-name="P22"><text:span text:style-name="T22">1564</text:span><text:span text:style-name="T17">#rpc_zmq_contexts = 1</text:span></text:p>
      <text:p text:style-name="P22"><text:span text:style-name="T22">1569</text:span><text:span text:style-name="T17">#rpc_zmq_topic_backlog = &lt;None&gt;</text:span></text:p>
      <text:p text:style-name="P22"><text:span text:style-name="T22">1573</text:span><text:span text:style-name="T17">#rpc_zmq_ipc_dir = /var/run/openstack</text:span></text:p>
      <text:p text:style-name="P22"><text:span text:style-name="T22">1578</text:span><text:span text:style-name="T17">#rpc_zmq_host = localhost</text:span></text:p>
      <text:p text:style-name="P22"><text:span text:style-name="T22">1585</text:span><text:span text:style-name="T17">#rpc_cast_timeout = -1</text:span></text:p>
      <text:p text:style-name="P22"><text:span text:style-name="T22">1590</text:span><text:span text:style-name="T17">#rpc_poll_timeout = 1</text:span></text:p>
      <text:p text:style-name="P23"><text:span text:style-name="T23">1595</text:span><text:span text:style-name="T17">#zmq_target_expire = 300</text:span></text:p>
      <text:p text:style-name="P23"><text:span text:style-name="T23">1600</text:span><text:span text:style-name="T17">#zmq_target_update = 180</text:span></text:p>
      <text:p text:style-name="P23"><text:span text:style-name="T23">1605</text:span><text:span text:style-name="T17">#use_pub_sub = true</text:span></text:p>
      <text:p text:style-name="P23"><text:span text:style-name="T23">1609</text:span><text:span text:style-name="T17">#use_router_proxy = true</text:span></text:p>
      <text:p text:style-name="P23"><text:soft-page-break/><text:span text:style-name="T23">1615</text:span><text:span text:style-name="T17">#rpc_zmq_min_port = 49153</text:span></text:p>
      <text:p text:style-name="P23"><text:span text:style-name="T23">1621</text:span><text:span text:style-name="T17">#rpc_zmq_max_port = 65536</text:span></text:p>
      <text:p text:style-name="P23"><text:span text:style-name="T23">1626</text:span><text:span text:style-name="T17">#rpc_zmq_bind_port_retries = 100</text:span></text:p>
      <text:p text:style-name="P23"><text:span text:style-name="T23">1632</text:span><text:span text:style-name="T17">#rpc_zmq_serialization = json</text:span></text:p>
      <text:p text:style-name="P23"><text:span text:style-name="T23">1638</text:span><text:span text:style-name="T17">#zmq_immediate = false</text:span></text:p>
      <text:p text:style-name="P23"><text:span text:style-name="T23">1642</text:span><text:span text:style-name="T17">#executor_thread_pool_size = 64</text:span></text:p>
      <text:p text:style-name="P23"><text:span text:style-name="T23">1649</text:span><text:span text:style-name="T17">#transport_url = &lt;None&gt;</text:span></text:p>
      <text:p text:style-name="P23"><text:span text:style-name="T19">1656</text:span><text:span text:style-name="T17">#rpc_backend = rabbit <text:s text:c="2"/></text:span><text:span text:style-name="T19">(</text:span><text:span text:style-name="T17">DEPRECATED</text:span><text:span text:style-name="T19">)</text:span></text:p>
      <text:p text:style-name="P23"><text:span text:style-name="T23">1660</text:span><text:span text:style-name="T17">#control_exchange = openstack</text:span></text:p>
      <text:p text:style-name="P26">From oslo.middleware.cors</text:p>
      <text:p text:style-name="P24"><text:span text:style-name="T24">1672</text:span><text:span text:style-name="T17">#allowed_origin = &lt;None&gt;</text:span></text:p>
      <text:p text:style-name="P25"><text:span text:style-name="T25">1675</text:span><text:span text:style-name="T17">#allow_credentials = true</text:span></text:p>
      <text:p text:style-name="P25"><text:span text:style-name="T25">1679</text:span><text:span text:style-name="T17">#expose_headers = X-Image-Meta-Checksum,X-Auth-Token,X-Subject-Token,X-Service-Token,X-OpenStack-Request-ID</text:span></text:p>
      <text:p text:style-name="P25"><text:span text:style-name="T25">1682</text:span><text:span text:style-name="T17">#max_age = 3600</text:span></text:p>
      <text:p text:style-name="P25"><text:span text:style-name="T25">1685</text:span><text:span text:style-name="T17">#allow_methods = GET,PUT,POST,DELETE,PATCH</text:span></text:p>
      <text:p text:style-name="P25"><text:span text:style-name="T25">1689</text:span><text:span text:style-name="T17">allow_headers = Content-MD5,X-Image-Meta-Checksum,X-Storage-Token,Accept-Encoding,X-Auth-Token,X-Identity-Status,X-Roles,X-Service-Catalog,X-User-Id,X-Tenant-Id,X-OpenStack-Request-ID</text:span></text:p>
      <text:p text:style-name="P27"/>
      <text:p text:style-name="P31"><text:span text:style-name="T21">1724 </text:span><text:span text:style-name="T20"># From oslo.db</text:span></text:p>
      <text:p text:style-name="P29"><text:span text:style-name="T26">#sqlite_db = oslo.sqlite <text:s/></text:span><text:span text:style-name="T27">(</text:span>DEPRECATED<text:span text:style-name="T27">)</text:span></text:p>
      <text:p text:style-name="P28">#sqlite_synchronous = true</text:p>
      <text:p text:style-name="P28">#backend = sqlalchemy</text:p>
      <text:p text:style-name="P28">#connection = &lt;None&gt;</text:p>
      <text:p text:style-name="P28">#slave_connection = &lt;None&gt;</text:p>
      <text:p text:style-name="P28">#mysql_sql_mode = TRADITIONAL</text:p>
      <text:p text:style-name="P28">#idle_timeout = 3600</text:p>
      <text:p text:style-name="P28">#min_pool_size = 1</text:p>
      <text:p text:style-name="P28">#max_pool_size = 5</text:p>
      <text:p text:style-name="P28">#max_retries = 10</text:p>
      <text:p text:style-name="P28">#retry_interval = 10</text:p>
      <text:p text:style-name="P28">#max_overflow = 50</text:p>
      <text:p text:style-name="P28">#connection_debug = 0</text:p>
      <text:p text:style-name="P28">#connection_trace = false</text:p>
      <text:p text:style-name="P28">#pool_timeout = &lt;None&gt;</text:p>
      <text:p text:style-name="P28">#use_db_reconnect = false</text:p>
      <text:p text:style-name="P28">#db_retry_interval = 1</text:p>
      <text:p text:style-name="P28">#db_inc_retry_interval = true</text:p>
      <text:p text:style-name="P28">#db_max_retry_interval = 10</text:p>
      <text:p text:style-name="P28">#db_max_retries = 20</text:p>
      <text:p text:style-name="P28"/>
      <text:p text:style-name="P28">#use_tpool = false</text:p>
      <text:p text:style-name="P32"/>
      <text:p text:style-name="P32"/>
      <text:p text:style-name="P30"><text:span text:style-name="T28">1840 </text:span># From glance.store</text:p>
      <text:p text:style-name="P28">#stores = file,http</text:p>
      <text:p text:style-name="P28">#default_store = file</text:p>
      <text:p text:style-name="P28">#store_capabilities_update_min_interval = 0</text:p>
      <text:p text:style-name="P35"/>
      <text:p text:style-name="P35">#container_formats = ami,ari,aki,bare,ovf,ova,docker</text:p>
      <text:p text:style-name="P35">#disk_formats = ami,ari,aki,vhd,vhdx,vmdk,raw,qcow2,vdi,iso</text:p>
      <text:p text:style-name="P35"/>
      <text:p text:style-name="P35"/>
      <text:p text:style-name="P37"><text:span text:style-name="T29">3181</text:span># From keystonemiddleware.auth_token</text:p>
      <text:p text:style-name="P35">#auth_uri = &lt;None&gt;</text:p>
      <text:p text:style-name="P35">#auth_version = &lt;None&gt;</text:p>
      <text:p text:style-name="P35">#delay_auth_decision = false</text:p>
      <text:p text:style-name="P35">#http_connect_timeout = &lt;None&gt;</text:p>
      <text:p text:style-name="P35">#http_request_max_retries = 3</text:p>
      <text:p text:style-name="P35">#cache = &lt;None&gt;</text:p>
      <text:p text:style-name="P35">#certfile = &lt;None&gt;</text:p>
      <text:p text:style-name="P35">#keyfile = &lt;None&gt;</text:p>
      <text:p text:style-name="P35">#cafile = &lt;None&gt;</text:p>
      <text:p text:style-name="P35"><text:soft-page-break/>#insecure = false</text:p>
      <text:p text:style-name="P35">#region_name = &lt;None&gt;</text:p>
      <text:p text:style-name="P35">#signing_dir = &lt;None&gt;</text:p>
      <text:p text:style-name="P35">#memcached_servers = &lt;None&gt;</text:p>
      <text:p text:style-name="P35">#token_cache_time = 300</text:p>
      <text:p text:style-name="P35">#revocation_cache_time = 10</text:p>
      <text:p text:style-name="P35">#memcache_security_strategy = None</text:p>
      <text:p text:style-name="P35">#memcache_secret_key = &lt;None&gt;</text:p>
      <text:p text:style-name="P35">#memcache_pool_dead_retry = 300</text:p>
      <text:p text:style-name="P35">#memcache_pool_maxsize = 10</text:p>
      <text:p text:style-name="P35">#memcache_pool_socket_timeout = 3</text:p>
      <text:p text:style-name="P35">#memcache_pool_unused_timeout = 60</text:p>
      <text:p text:style-name="P35">#memcache_pool_conn_get_timeout = 10</text:p>
      <text:p text:style-name="P35">#memcache_use_advanced_pool = false</text:p>
      <text:p text:style-name="P35">#include_service_catalog = true</text:p>
      <text:p text:style-name="P35">#enforce_token_bind = permissive</text:p>
      <text:p text:style-name="P35">#check_revocations_for_cached = false</text:p>
      <text:p text:style-name="P35">#hash_algorithms = md5</text:p>
      <text:p text:style-name="P35">#auth_type = &lt;None&gt;</text:p>
      <text:p text:style-name="P35">#auth_section = &lt;None&gt;</text:p>
      <text:p text:style-name="P35"/>
      <text:p text:style-name="P35"/>
      <text:p text:style-name="P37"><text:span text:style-name="T30">3324</text:span># From oslo.messaging</text:p>
      <text:p text:style-name="P35">#sentinel_group_name = oslo-messaging-zeromq</text:p>
      <text:p text:style-name="P35">#wait_timeout = 2000</text:p>
      <text:p text:style-name="P35">#check_timeout = 20000</text:p>
      <text:p text:style-name="P35">#socket_timeout = 10000</text:p>
      <text:p text:style-name="P35"/>
      <text:p text:style-name="P37"><text:span text:style-name="T30">3370</text:span># From oslo.concurrency</text:p>
      <text:p text:style-name="P35">#disable_process_locking = false</text:p>
      <text:p text:style-name="P35">#lock_path = &lt;None&gt;</text:p>
      <text:p text:style-name="P35"/>
      <text:p text:style-name="P37"><text:span text:style-name="T30">3385</text:span>[oslo_messaging_amqp]</text:p>
      <text:p text:style-name="P37"># From oslo.messaging</text:p>
      <text:p text:style-name="P35">#container_name = &lt;None&gt;</text:p>
      <text:p text:style-name="P35">#idle_timeout = 0</text:p>
      <text:p text:style-name="P35">#trace = false</text:p>
      <text:p text:style-name="P35">#ssl_ca_file =</text:p>
      <text:p text:style-name="P35">#ssl_cert_file =</text:p>
      <text:p text:style-name="P35">#ssl_key_file =</text:p>
      <text:p text:style-name="P35">#ssl_key_password = &lt;None&gt;</text:p>
      <text:p text:style-name="P35">#allow_insecure_clients = false</text:p>
      <text:p text:style-name="P35">#sasl_mechanisms =</text:p>
      <text:p text:style-name="P35">#sasl_config_dir =</text:p>
      <text:p text:style-name="P35">#sasl_config_name =</text:p>
      <text:p text:style-name="P35">#username =</text:p>
      <text:p text:style-name="P35">#password =</text:p>
      <text:p text:style-name="P35">#connection_retry_interval = 1</text:p>
      <text:p text:style-name="P35">#connection_retry_backoff = 2</text:p>
      <text:p text:style-name="P35">#connection_retry_interval_max = 30</text:p>
      <text:p text:style-name="P35">#link_retry_delay = 10</text:p>
      <text:p text:style-name="P35">#default_reply_timeout = 30</text:p>
      <text:p text:style-name="P35">#default_send_timeout = 30</text:p>
      <text:p text:style-name="P35">#default_notify_timeout = 30</text:p>
      <text:p text:style-name="P35">#addressing_mode = dynamic</text:p>
      <text:p text:style-name="P35">#server_request_prefix = exclusive</text:p>
      <text:p text:style-name="P35">#broadcast_prefix = broadcast</text:p>
      <text:p text:style-name="P35">#group_request_prefix = unicast</text:p>
      <text:p text:style-name="P35">#rpc_address_prefix = openstack.org/om/rpc</text:p>
      <text:p text:style-name="P35">#notify_address_prefix = openstack.org/om/notify</text:p>
      <text:p text:style-name="P35">#multicast_address = multicast</text:p>
      <text:p text:style-name="P35">#unicast_address = unicast</text:p>
      <text:p text:style-name="P35">#anycast_address = anycast</text:p>
      <text:p text:style-name="P35">#default_notification_exchange = &lt;None&gt;</text:p>
      <text:p text:style-name="P35">#default_rpc_exchange = &lt;None&gt;</text:p>
      <text:p text:style-name="P35">#reply_link_credit = 200</text:p>
      <text:p text:style-name="P35">#rpc_server_credit = 100</text:p>
      <text:p text:style-name="P35">#notify_server_credit = 100</text:p>
      <text:p text:style-name="P35"/>
      <text:p text:style-name="P37"><text:soft-page-break/>[oslo_messaging_notifications]</text:p>
      <text:p text:style-name="P36">#</text:p>
      <text:p text:style-name="P40"># From oslo.messaging</text:p>
      <text:p text:style-name="P35">#driver =</text:p>
      <text:p text:style-name="P35">#transport_url = &lt;None&gt;</text:p>
      <text:p text:style-name="P35">#topics = notifications</text:p>
      <text:p text:style-name="P35"/>
      <text:p text:style-name="P37">[oslo_messaging_rabbit]</text:p>
      <text:p text:style-name="P36">#</text:p>
      <text:p text:style-name="P40"># From oslo.messaging</text:p>
      <text:p text:style-name="P35">#amqp_durable_queues = false</text:p>
      <text:p text:style-name="P35">#amqp_auto_delete = false</text:p>
      <text:p text:style-name="P35">#kombu_ssl_version =</text:p>
      <text:p text:style-name="P35">#kombu_ssl_keyfile =</text:p>
      <text:p text:style-name="P35">#kombu_ssl_certfile =</text:p>
      <text:p text:style-name="P35">#kombu_ssl_ca_certs =</text:p>
      <text:p text:style-name="P35">#kombu_reconnect_delay = 1.0</text:p>
      <text:p text:style-name="P35">#kombu_compression = &lt;None&gt;</text:p>
      <text:p text:style-name="P35">#kombu_missing_consumer_retry_timeout = 60</text:p>
      <text:p text:style-name="P35">#kombu_failover_strategy = round-robin</text:p>
      <text:p text:style-name="P35">#rabbit_login_method = AMQPLAIN</text:p>
      <text:p text:style-name="P35">#rabbit_retry_interval = 1</text:p>
      <text:p text:style-name="P35">#rabbit_retry_backoff = 2</text:p>
      <text:p text:style-name="P35">#rabbit_interval_max = 30</text:p>
      <text:p text:style-name="P35">#rabbit_ha_queues = false</text:p>
      <text:p text:style-name="P35">#rabbit_transient_queues_ttl = 1800</text:p>
      <text:p text:style-name="P35">#rabbit_qos_prefetch_count = 0</text:p>
      <text:p text:style-name="P35">#heartbeat_timeout_threshold = 60</text:p>
      <text:p text:style-name="P35">#heartbeat_rate = 2</text:p>
      <text:p text:style-name="P35">#fake_rabbit = false</text:p>
      <text:p text:style-name="P35">#channel_max = &lt;None&gt;</text:p>
      <text:p text:style-name="P35">#frame_max = &lt;None&gt;</text:p>
      <text:p text:style-name="P35">#heartbeat_interval = 3</text:p>
      <text:p text:style-name="P35">#ssl = &lt;None&gt;</text:p>
      <text:p text:style-name="P35">#ssl_options = &lt;None&gt;</text:p>
      <text:p text:style-name="P35">#socket_timeout = 0.25</text:p>
      <text:p text:style-name="P35">#tcp_user_timeout = 0.25</text:p>
      <text:p text:style-name="P35">#host_connection_reconnect_delay = 0.25</text:p>
      <text:p text:style-name="P35">#connection_factory = single</text:p>
      <text:p text:style-name="P35">#pool_max_size = 30</text:p>
      <text:p text:style-name="P35">#pool_max_overflow = 0</text:p>
      <text:p text:style-name="P35">#pool_timeout = 30</text:p>
      <text:p text:style-name="P35">#pool_recycle = 600</text:p>
      <text:p text:style-name="P35">#pool_stale = 60</text:p>
      <text:p text:style-name="P35">#notification_persistence = false</text:p>
      <text:p text:style-name="P35">#default_notification_exchange = ${control_exchange}_notification</text:p>
      <text:p text:style-name="P35">#notification_listener_prefetch_count = 100</text:p>
      <text:p text:style-name="P35">#default_notification_retry_attempts = -1</text:p>
      <text:p text:style-name="P35">#notification_retry_delay = 0.25</text:p>
      <text:p text:style-name="P35">#rpc_queue_expiration = 60</text:p>
      <text:p text:style-name="P35">#default_rpc_exchange = ${control_exchange}_rpc</text:p>
      <text:p text:style-name="P35">#rpc_reply_exchange = ${control_exchange}_rpc_reply</text:p>
      <text:p text:style-name="P35">#rpc_listener_prefetch_count = 100</text:p>
      <text:p text:style-name="P35">#rpc_reply_listener_prefetch_count = 100</text:p>
      <text:p text:style-name="P35">#rpc_reply_retry_attempts = -1</text:p>
      <text:p text:style-name="P35">#rpc_reply_retry_delay = 0.25</text:p>
      <text:p text:style-name="P35">#default_rpc_retry_attempts = -1</text:p>
      <text:p text:style-name="P35">#rpc_retry_delay = 0.25</text:p>
      <text:p text:style-name="P35"/>
      <text:p text:style-name="P37"><text:span text:style-name="T31">3827</text:span>[oslo_messaging_zmq]</text:p>
      <text:p text:style-name="P36">#</text:p>
      <text:p text:style-name="P36"># From oslo.messaging</text:p>
      <text:p text:style-name="P40">#</text:p>
      <text:p text:style-name="P35">#rpc_zmq_bind_address = *</text:p>
      <text:p text:style-name="P35">#rpc_zmq_matchmaker = redis</text:p>
      <text:p text:style-name="P35"><text:soft-page-break/>#rpc_zmq_contexts = 1</text:p>
      <text:p text:style-name="P35">#rpc_zmq_topic_backlog = &lt;None&gt;</text:p>
      <text:p text:style-name="P35">#rpc_zmq_ipc_dir = /var/run/openstack</text:p>
      <text:p text:style-name="P35">#rpc_zmq_host = localhost</text:p>
      <text:p text:style-name="P35">#rpc_cast_timeout = -1</text:p>
      <text:p text:style-name="P35">#rpc_poll_timeout = 1</text:p>
      <text:p text:style-name="P35">#zmq_target_expire = 300</text:p>
      <text:p text:style-name="P35">#zmq_target_update = 180</text:p>
      <text:p text:style-name="P35">#use_pub_sub = true</text:p>
      <text:p text:style-name="P35">#use_router_proxy = true</text:p>
      <text:p text:style-name="P35">#rpc_zmq_min_port = 49153</text:p>
      <text:p text:style-name="P35">#rpc_zmq_max_port = 65536</text:p>
      <text:p text:style-name="P35">#rpc_zmq_bind_port_retries = 100</text:p>
      <text:p text:style-name="P35">#rpc_zmq_serialization = json</text:p>
      <text:p text:style-name="P35">#zmq_immediate = false</text:p>
      <text:p text:style-name="P35"/>
      <text:p text:style-name="P37"><text:span text:style-name="T32">3933</text:span>[oslo_middleware]</text:p>
      <text:p text:style-name="P36">#</text:p>
      <text:p text:style-name="P36"># From oslo.middleware.http_proxy_to_wsgi</text:p>
      <text:p text:style-name="P40">#</text:p>
      <text:p text:style-name="P35">#policy_file = policy.jso</text:p>
      <text:p text:style-name="P35">#policy_default_rule = default</text:p>
      <text:p text:style-name="P35">#policy_dirs = policy.d</text:p>
      <text:p text:style-name="P35"/>
      <text:p text:style-name="P35"/>
      <text:p text:style-name="P37"><text:span text:style-name="T32">3956</text:span>[paste_deploy]</text:p>
      <text:p text:style-name="P36">#</text:p>
      <text:p text:style-name="P36"># From glance.api</text:p>
      <text:p text:style-name="P40">#</text:p>
      <text:p text:style-name="P35">#flavor = keystone</text:p>
      <text:p text:style-name="P35">#config_file = glance-api-paste.in</text:p>
      <text:p text:style-name="P35"/>
      <text:p text:style-name="P37"><text:span text:style-name="T32">4016</text:span>[profiler]</text:p>
      <text:p text:style-name="P36">#</text:p>
      <text:p text:style-name="P36"># From glance.api</text:p>
      <text:p text:style-name="P40">#</text:p>
      <text:p text:style-name="P39">#enabled = false</text:p>
      <text:p text:style-name="P39">#trace_sqlalchemy = false</text:p>
      <text:p text:style-name="P39">#hmac_keys = SECRET_KEY</text:p>
      <text:p text:style-name="P39">#connection_string = messaging://</text:p>
      <text:p text:style-name="P41"><text:span text:style-name="T32">4080</text:span>[store_type_location_strategy]</text:p>
      <text:p text:style-name="P38">#</text:p>
      <text:p text:style-name="P38"># From glance.api</text:p>
      <text:p text:style-name="P41">#</text:p>
      <text:p text:style-name="P39">#store_type_preference =</text:p>
      <text:p text:style-name="P41"><text:span text:style-name="T32">[</text:span>task]</text:p>
      <text:p text:style-name="P38">#</text:p>
      <text:p text:style-name="P38"># From glance.api</text:p>
      <text:p text:style-name="P41">#</text:p>
      <text:p text:style-name="P39">#task_time_to_live = 48</text:p>
      <text:p text:style-name="P39">#task_executor = taskflow</text:p>
      <text:p text:style-name="P39"><text:soft-page-break/>#work_dir = /work_dir</text:p>
      <text:p text:style-name="P41">taskflow_executor]</text:p>
      <text:p text:style-name="P38">#</text:p>
      <text:p text:style-name="P38"># From glance.api</text:p>
      <text:p text:style-name="P41">#</text:p>
      <text:p text:style-name="P39">#engine_mode = parallel</text:p>
      <text:p text:style-name="P39">#max_workers = 10</text:p>
      <text:p text:style-name="P39">#conversion_format = raw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9:24:43.907237280</meta:creation-date>
    <dc:date>2016-10-17T17:16:22.195707773</dc:date>
    <meta:editing-duration>PT12H44M43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8" meta:paragraph-count="331" meta:word-count="955" meta:character-count="9785" meta:non-whitespace-character-count="9148"/>
  </office:meta>
</office:document-meta>
</file>